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FMono-Regular" svg:font-family="SFMono-Regular, Consolas, 'Liberation Mono', Menlo, monospace"/>
    <style:font-face style:name="inherit" svg:font-family="inherit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Medium" svg:font-family="'Lato Medium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5.046cm"/>
    </style:style>
    <style:style style:name="Table1.B" style:family="table-column">
      <style:table-column-properties style:column-width="12.543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Table2" style:family="table">
      <style:table-properties style:width="12.315cm" table:align="left"/>
    </style:style>
    <style:style style:name="Table2.A" style:family="table-column">
      <style:table-column-properties style:column-width="3.974cm"/>
    </style:style>
    <style:style style:name="Table2.B" style:family="table-column">
      <style:table-column-properties style:column-width="8.341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fo:padding="0.049cm" fo:border="none"/>
    </style:style>
    <style:style style:name="Table2.B12" style:family="table-cell">
      <style:table-cell-properties fo:padding="0.049cm" fo:border="none"/>
    </style:style>
    <style:style style:name="Table3" style:family="table">
      <style:table-properties style:width="14.63cm" table:align="left"/>
    </style:style>
    <style:style style:name="Table3.A" style:family="table-column">
      <style:table-column-properties style:column-width="7.368cm"/>
    </style:style>
    <style:style style:name="Table3.B" style:family="table-column">
      <style:table-column-properties style:column-width="7.262cm"/>
    </style:style>
    <style:style style:name="Table3.A1" style:family="table-cell">
      <style:table-cell-properties style:vertical-align="middle" fo:padding="0cm" fo:border="none"/>
    </style:style>
    <style:style style:name="Table3.B1" style:family="table-cell">
      <style:table-cell-properties fo:padding="0.049cm" fo:border="none"/>
    </style:style>
    <style:style style:name="Table4" style:family="table">
      <style:table-properties style:width="18.704cm" table:align="left" fo:background-color="#ffffff">
        <style:background-image/>
      </style:table-properties>
    </style:style>
    <style:style style:name="Table4.A" style:family="table-column">
      <style:table-column-properties style:column-width="3.281cm"/>
    </style:style>
    <style:style style:name="Table4.B" style:family="table-column">
      <style:table-column-properties style:column-width="15.423cm"/>
    </style:style>
    <style:style style:name="Table4.A1" style:family="table-cell">
      <style:table-cell-properties style:vertical-align="middle" fo:background-color="#fefefe" fo:padding-left="0.079cm" fo:padding-right="0.159cm" fo:padding-top="0.049cm" fo:padding-bottom="0.049cm" fo:border="0.05pt solid #dddddd">
        <style:background-image/>
      </style:table-cell-properties>
    </style:style>
    <style:style style:name="Table4.A2" style:family="table-cell">
      <style:table-cell-properties style:vertical-align="middle" fo:padding="0cm" fo:border="none"/>
    </style:style>
    <style:style style:name="Table4.B2" style:family="table-cell">
      <style:table-cell-properties style:vertical-align="middle" fo:padding="0cm" fo:border="none"/>
    </style:style>
    <style:style style:name="Table4.A3" style:family="table-cell">
      <style:table-cell-properties style:vertical-align="middle" fo:padding="0cm" fo:border="none"/>
    </style:style>
    <style:style style:name="Table4.B3" style:family="table-cell">
      <style:table-cell-properties style:vertical-align="middle" fo:padding="0cm" fo:border="none"/>
    </style:style>
    <style:style style:name="Table4.A4" style:family="table-cell">
      <style:table-cell-properties style:vertical-align="middle" fo:padding="0cm" fo:border="none"/>
    </style:style>
    <style:style style:name="Table4.B4" style:family="table-cell">
      <style:table-cell-properties style:vertical-align="middle" fo:padding="0cm" fo:border="none"/>
    </style:style>
    <style:style style:name="Table4.A5" style:family="table-cell">
      <style:table-cell-properties style:vertical-align="middle" fo:padding="0cm" fo:border="none"/>
    </style:style>
    <style:style style:name="Table4.B5" style:family="table-cell">
      <style:table-cell-properties style:vertical-align="middle" fo:padding="0cm" fo:border="none"/>
    </style:style>
    <style:style style:name="Table4.A6" style:family="table-cell">
      <style:table-cell-properties style:vertical-align="middle" fo:padding="0cm" fo:border="none"/>
    </style:style>
    <style:style style:name="Table4.B6" style:family="table-cell">
      <style:table-cell-properties style:vertical-align="middle" fo:padding="0cm" fo:border="none"/>
    </style:style>
    <style:style style:name="Table4.A7" style:family="table-cell">
      <style:table-cell-properties style:vertical-align="middle" fo:padding="0cm" fo:border="none"/>
    </style:style>
    <style:style style:name="Table4.B7" style:family="table-cell">
      <style:table-cell-properties style:vertical-align="middle" fo:padding="0cm" fo:border="none"/>
    </style:style>
    <style:style style:name="Table4.A8" style:family="table-cell">
      <style:table-cell-properties style:vertical-align="middle" fo:padding="0cm" fo:border="none"/>
    </style:style>
    <style:style style:name="Table4.B8" style:family="table-cell">
      <style:table-cell-properties style:vertical-align="middle" fo:padding="0cm" fo:border="none"/>
    </style:style>
    <style:style style:name="Table4.A9" style:family="table-cell">
      <style:table-cell-properties style:vertical-align="middle" fo:padding="0cm" fo:border="none"/>
    </style:style>
    <style:style style:name="Table4.B9" style:family="table-cell">
      <style:table-cell-properties style:vertical-align="middle" fo:padding="0cm" fo:border="none"/>
    </style:style>
    <style:style style:name="Table5" style:family="table">
      <style:table-properties style:width="18.704cm" table:align="left" fo:background-color="#ffffff">
        <style:background-image/>
      </style:table-properties>
    </style:style>
    <style:style style:name="Table5.A" style:family="table-column">
      <style:table-column-properties style:column-width="3.281cm"/>
    </style:style>
    <style:style style:name="Table5.B" style:family="table-column">
      <style:table-column-properties style:column-width="15.423cm"/>
    </style:style>
    <style:style style:name="Table5.A1" style:family="table-cell">
      <style:table-cell-properties style:vertical-align="middle" fo:background-color="#fefefe" fo:padding-left="0.079cm" fo:padding-right="0.159cm" fo:padding-top="0.049cm" fo:padding-bottom="0.049cm" fo:border="0.05pt solid #dddddd">
        <style:background-image/>
      </style:table-cell-properties>
    </style:style>
    <style:style style:name="Table5.A2" style:family="table-cell">
      <style:table-cell-properties style:vertical-align="middle" fo:padding="0cm" fo:border="none"/>
    </style:style>
    <style:style style:name="Table5.B2" style:family="table-cell">
      <style:table-cell-properties style:vertical-align="middle" fo:padding="0cm" fo:border="none"/>
    </style:style>
    <style:style style:name="Table5.A3" style:family="table-cell">
      <style:table-cell-properties style:vertical-align="middle" fo:padding="0cm" fo:border="none"/>
    </style:style>
    <style:style style:name="Table5.B3" style:family="table-cell">
      <style:table-cell-properties style:vertical-align="middle" fo:padding="0cm" fo:border="none"/>
    </style:style>
    <style:style style:name="Table5.A4" style:family="table-cell">
      <style:table-cell-properties style:vertical-align="middle" fo:padding="0cm" fo:border="none"/>
    </style:style>
    <style:style style:name="Table5.B4" style:family="table-cell">
      <style:table-cell-properties style:vertical-align="middle" fo:padding="0cm" fo:border="none"/>
    </style:style>
    <style:style style:name="Table5.A5" style:family="table-cell">
      <style:table-cell-properties style:vertical-align="middle" fo:padding="0cm" fo:border="none"/>
    </style:style>
    <style:style style:name="Table5.B5" style:family="table-cell">
      <style:table-cell-properties style:vertical-align="middle" fo:padding="0cm" fo:border="none"/>
    </style:style>
    <style:style style:name="Table5.A6" style:family="table-cell">
      <style:table-cell-properties style:vertical-align="middle" fo:padding="0cm" fo:border="none"/>
    </style:style>
    <style:style style:name="Table5.B6" style:family="table-cell">
      <style:table-cell-properties style:vertical-align="middle" fo:padding="0cm" fo:border="none"/>
    </style:style>
    <style:style style:name="Table5.A7" style:family="table-cell">
      <style:table-cell-properties style:vertical-align="middle" fo:padding="0cm" fo:border="none"/>
    </style:style>
    <style:style style:name="Table5.B7" style:family="table-cell">
      <style:table-cell-properties style:vertical-align="middle" fo:padding="0cm" fo:border="none"/>
    </style:style>
    <style:style style:name="Table5.A8" style:family="table-cell">
      <style:table-cell-properties style:vertical-align="middle" fo:padding="0cm" fo:border="none"/>
    </style:style>
    <style:style style:name="Table5.B8" style:family="table-cell">
      <style:table-cell-properties style:vertical-align="middle" fo:padding="0cm" fo:border="none"/>
    </style:style>
    <style:style style:name="Table5.A9" style:family="table-cell">
      <style:table-cell-properties style:vertical-align="middle" fo:padding="0cm" fo:border="none"/>
    </style:style>
    <style:style style:name="Table5.B9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style:line-height-at-least="0.529cm"/>
      <style:text-properties fo:color="#6f42c1" style:font-name="SFMono-Regular" fo:font-size="9pt"/>
    </style:style>
    <style:style style:name="P4" style:family="paragraph" style:parent-style-name="Table_20_Contents">
      <style:paragraph-properties style:line-height-at-least="0.529cm"/>
      <style:text-properties fo:color="#d73a49" style:font-name="SFMono-Regular" fo:font-size="9pt"/>
    </style:style>
    <style:style style:name="P5" style:family="paragraph" style:parent-style-name="Standard">
      <style:text-properties officeooo:rsid="001c8813" officeooo:paragraph-rsid="001c8813"/>
    </style:style>
    <style:style style:name="P6" style:family="paragraph" style:parent-style-name="Standard">
      <style:text-properties officeooo:paragraph-rsid="001c8813"/>
    </style:style>
    <style:style style:name="P7" style:family="paragraph" style:parent-style-name="Standard">
      <style:text-properties officeooo:rsid="001cf9be" officeooo:paragraph-rsid="001cf9be"/>
    </style:style>
    <style:style style:name="P8" style:family="paragraph" style:parent-style-name="Standard">
      <style:text-properties fo:color="#00a933" style:font-name="Lato Medium" fo:font-size="14pt" officeooo:rsid="001c8813" officeooo:paragraph-rsid="001c8813" style:font-size-asian="14pt" style:font-size-complex="14pt"/>
    </style:style>
    <style:style style:name="P9" style:family="paragraph" style:parent-style-name="Standard">
      <style:text-properties fo:color="#c9211e" style:font-name="Lato Medium" fo:font-size="14pt" officeooo:rsid="001c8813" officeooo:paragraph-rsid="001c8813" style:font-size-asian="14pt" style:font-size-complex="14pt"/>
    </style:style>
    <style:style style:name="P10" style:family="paragraph" style:parent-style-name="Standard">
      <style:text-properties fo:color="#c9211e" style:font-name="Lato Medium" fo:font-size="14pt" officeooo:rsid="001cf9be" officeooo:paragraph-rsid="001cf9be" style:font-size-asian="14pt" style:font-size-complex="14pt"/>
    </style:style>
    <style:style style:name="P11" style:family="paragraph" style:parent-style-name="Standard">
      <style:text-properties officeooo:rsid="002a5219" officeooo:paragraph-rsid="002a5219"/>
    </style:style>
    <style:style style:name="P12" style:family="paragraph" style:parent-style-name="Standard">
      <style:text-properties officeooo:rsid="002d8c01" officeooo:paragraph-rsid="002d8c01"/>
    </style:style>
    <style:style style:name="P13" style:family="paragraph" style:parent-style-name="Standard">
      <style:text-properties officeooo:rsid="002d8c01" officeooo:paragraph-rsid="003548af"/>
    </style:style>
    <style:style style:name="P14" style:family="paragraph" style:parent-style-name="Standard">
      <style:text-properties officeooo:rsid="002d8c01" officeooo:paragraph-rsid="003ba511"/>
    </style:style>
    <style:style style:name="P15" style:family="paragraph" style:parent-style-name="Standard">
      <style:text-properties officeooo:rsid="002d8c01" officeooo:paragraph-rsid="003d9711"/>
    </style:style>
    <style:style style:name="P16" style:family="paragraph" style:parent-style-name="Preformatted_20_Text">
      <style:text-properties officeooo:rsid="002d8c01" officeooo:paragraph-rsid="002d8c01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18" style:family="paragraph" style:parent-style-name="Heading_20_1">
      <style:text-properties fo:font-variant="normal" fo:text-transform="none" fo:color="#000000" style:font-name="sans-serif" fo:letter-spacing="normal" fo:font-style="normal" fo:font-weight="normal" officeooo:rsid="002d8c01" officeooo:paragraph-rsid="003d9711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ospace" fo:font-size="9pt"/>
    </style:style>
    <style:style style:name="P20" style:family="paragraph" style:parent-style-name="Preformatted_20_Text">
      <style:paragraph-properties fo:margin-left="0cm" fo:margin-right="0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575757" style:font-name="sans-serif" fo:letter-spacing="normal" fo:font-style="normal" fo:font-weight="normal"/>
    </style:style>
    <style:style style:name="P21" style:family="paragraph" style:parent-style-name="Standard">
      <style:text-properties officeooo:rsid="002d8c01" officeooo:paragraph-rsid="003d9711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monospace"/>
    </style:style>
    <style:style style:name="P23" style:family="paragraph" style:parent-style-name="Table_20_Heading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8.25pt" fo:font-weight="normal"/>
    </style:style>
    <style:style style:name="P24" style:family="paragraph" style:parent-style-name="Text_20_body" style:list-style-name="L1">
      <style:paragraph-properties fo:margin-left="0cm" fo:margin-right="0cm" fo:margin-top="0cm" fo:margin-bottom="0.212cm" loext:contextual-spacing="false" fo:orphans="2" fo:widows="2" fo:text-indent="0cm" style:auto-text-indent="false" fo:padding="0cm" fo:border="none"/>
    </style:style>
    <style:style style:name="T1" style:family="text">
      <style:text-properties fo:color="#d73a49"/>
    </style:style>
    <style:style style:name="T2" style:family="text">
      <style:text-properties fo:color="#e36209"/>
    </style:style>
    <style:style style:name="T3" style:family="text">
      <style:text-properties fo:color="#005cc5"/>
    </style:style>
    <style:style style:name="T4" style:family="text">
      <style:text-properties fo:color="#6f42c1"/>
    </style:style>
    <style:style style:name="T5" style:family="text">
      <style:text-properties fo:color="#032f62"/>
    </style:style>
    <style:style style:name="T6" style:family="text">
      <style:text-properties fo:font-variant="normal" fo:text-transform="none" fo:color="#00a933" style:font-name="Lato Medium" fo:font-size="14pt" fo:letter-spacing="normal" fo:font-style="normal" fo:font-weight="normal" style:font-size-asian="14pt" style:font-size-complex="14pt" loext:padding="0cm" loext:border="none"/>
    </style:style>
    <style:style style:name="T7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2b91af" style:font-name="inherit" fo:font-size="9.7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color="#00a933" style:font-name="Lato Medium" fo:font-size="14pt" officeooo:rsid="001c8813" style:font-size-asian="14pt" style:font-size-complex="14pt"/>
    </style:style>
    <style:style style:name="T11" style:family="text">
      <style:text-properties fo:color="#e8bf6a" style:font-name="JetBrains Mono" fo:font-size="12pt" fo:font-style="normal" fo:font-weight="normal" style:font-size-asian="12pt" style:font-style-asian="normal" style:font-weight-asian="normal"/>
    </style:style>
    <style:style style:name="T12" style:family="text">
      <style:text-properties fo:color="#bababa" style:font-name="JetBrains Mono" fo:font-size="12pt" fo:font-style="normal" fo:font-weight="normal" style:font-size-asian="12pt" style:font-style-asian="normal" style:font-weight-asian="normal"/>
    </style:style>
    <style:style style:name="T13" style:family="text">
      <style:text-properties fo:color="#a5c261" style:font-name="JetBrains Mono" fo:font-size="12pt" fo:font-style="normal" fo:font-weight="normal" style:font-size-asian="12pt" style:font-style-asian="normal" style:font-weight-asian="normal"/>
    </style:style>
    <style:style style:name="T14" style:family="text">
      <style:text-properties fo:color="#a9b7c6" style:font-name="JetBrains Mono" fo:font-size="12pt" fo:font-style="normal" fo:font-weight="normal" style:font-size-asian="12pt" style:font-style-asian="normal" style:font-weight-asian="normal"/>
    </style:style>
    <style:style style:name="T15" style:family="text">
      <style:text-properties fo:color="#a9b7c6" style:font-name="JetBrains Mono" fo:font-size="12pt" fo:font-style="normal" fo:font-weight="normal" style:font-size-asian="12pt" style:font-style-asian="normal" style:font-weight-asian="normal"/>
    </style:style>
    <style:style style:name="T16" style:family="text">
      <style:text-properties officeooo:rsid="0025dc70"/>
    </style:style>
    <style:style style:name="T17" style:family="text">
      <style:text-properties officeooo:rsid="00264e8f"/>
    </style:style>
    <style:style style:name="T18" style:family="text">
      <style:text-properties officeooo:rsid="0027f40a"/>
    </style:style>
    <style:style style:name="T19" style:family="text">
      <style:text-properties officeooo:rsid="002c2000"/>
    </style:style>
    <style:style style:name="T20" style:family="text">
      <style:text-properties officeooo:rsid="00301f35"/>
    </style:style>
    <style:style style:name="T21" style:family="text">
      <style:text-properties officeooo:rsid="003d9711"/>
    </style:style>
    <style:style style:name="T22" style:family="text">
      <style:text-properties fo:color="#808080" style:font-name="JetBrains Mono" fo:font-size="12pt" fo:font-style="normal" fo:font-weight="normal" style:font-size-asian="12pt" style:font-style-asian="normal" style:font-weight-asian="normal"/>
    </style:style>
    <style:style style:name="T23" style:family="text">
      <style:text-properties fo:color="#cc7832" style:font-name="JetBrains Mono" fo:font-size="12pt" fo:font-style="normal" fo:font-weight="normal" style:font-size-asian="12pt" style:font-style-asian="normal" style:font-weight-asian="normal"/>
    </style:style>
    <style:style style:name="T24" style:family="text">
      <style:text-properties fo:color="#aa4926" style:font-name="JetBrains Mono" fo:font-size="12pt" fo:font-style="normal" fo:font-weight="normal" style:font-size-asian="12pt" style:font-style-asian="normal" style:font-weight-asian="normal"/>
    </style:style>
    <style:style style:name="T25" style:family="text">
      <style:text-properties fo:color="#6897bb" style:font-name="JetBrains Mono" fo:font-size="12pt" fo:font-style="normal" fo:font-weight="normal" style:font-size-asian="12pt" style:font-style-asian="normal" style:font-weight-asian="normal"/>
    </style:style>
    <style:style style:name="T26" style:family="text">
      <style:text-properties style:font-name="monospace" style:font-name-asian="monospace" style:font-name-complex="monospac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bookmark text:name="LC1"/><text:span text:style-name="T1">from</text:span> django.db <text:span text:style-name="T1">import</text:span> models<text:bookmark text:name="L2"/>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<text:bookmark text:name="LC2"/></text:p>
          </table:table-cell>
          <table:table-cell table:style-name="Table1.A1" office:value-type="string">
            <text:p text:style-name="P1"><text:span text:style-name="T1">class</text:span> <text:span text:style-name="T2">Post</text:span>(models.<text:span text:style-name="T2">Model</text:span>):<text:bookmark text:name="L3"/></text:p>
          </table:table-cell>
        </table:table-row>
        <table:table-row>
          <table:table-cell table:style-name="Table1.A1" office:value-type="string">
            <text:p text:style-name="P2"><text:bookmark text:name="LC3"/></text:p>
          </table:table-cell>
          <table:table-cell table:style-name="Table1.A1" office:value-type="string">
            <text:p text:style-name="P1">title <text:span text:style-name="T3">=</text:span> models.<text:span text:style-name="T2">CharField</text:span>(max_length<text:span text:style-name="T3">=250</text:span>)<text:bookmark text:name="L4"/></text:p>
          </table:table-cell>
        </table:table-row>
        <table:table-row>
          <table:table-cell table:style-name="Table1.A1" office:value-type="string">
            <text:p text:style-name="P2"><text:bookmark text:name="LC4"/></text:p>
          </table:table-cell>
          <table:table-cell table:style-name="Table1.A1" office:value-type="string">
            <text:p text:style-name="P1">description <text:span text:style-name="T3">=</text:span> models.<text:span text:style-name="T2">TextField</text:span>()<text:bookmark text:name="L5"/></text:p>
          </table:table-cell>
        </table:table-row>
        <table:table-row>
          <table:table-cell table:style-name="Table1.A1" office:value-type="string">
            <text:p text:style-name="P2"><text:bookmark text:name="LC5"/></text:p>
          </table:table-cell>
          <table:table-cell table:style-name="Table1.A1" office:value-type="string">
            <text:p text:style-name="P1">image <text:span text:style-name="T3">=</text:span> models.<text:span text:style-name="T2">FileField</text:span>(blank<text:span text:style-name="T3">=True</text:span>)<text:bookmark text:name="L6"/></text:p>
          </table:table-cell>
        </table:table-row>
        <table:table-row>
          <table:table-cell table:style-name="Table1.A1" office:value-type="string">
            <text:p text:style-name="P2"><text:bookmark text:name="LC6"/></text:p>
          </table:table-cell>
          <table:table-cell table:style-name="Table1.A1" office:value-type="string">
            <text:p text:style-name="P2"><text:bookmark text:name="L7"/></text:p>
          </table:table-cell>
        </table:table-row>
        <table:table-row>
          <table:table-cell table:style-name="Table1.A1" office:value-type="string">
            <text:p text:style-name="P2"><text:bookmark text:name="LC7"/></text:p>
          </table:table-cell>
          <table:table-cell table:style-name="Table1.A1" office:value-type="string">
            <text:p text:style-name="P1"><text:span text:style-name="T1">def</text:span> <text:span text:style-name="T4">__str__</text:span>(self):<text:bookmark text:name="L8"/></text:p>
          </table:table-cell>
        </table:table-row>
        <table:table-row>
          <table:table-cell table:style-name="Table1.A1" office:value-type="string">
            <text:p text:style-name="P2"><text:bookmark text:name="LC8"/></text:p>
          </table:table-cell>
          <table:table-cell table:style-name="Table1.A1" office:value-type="string">
            <text:p text:style-name="P1"><text:span text:style-name="T1">return</text:span> self.title<text:bookmark text:name="L9"/></text:p>
          </table:table-cell>
        </table:table-row>
        <table:table-row>
          <table:table-cell table:style-name="Table1.A1" office:value-type="string">
            <text:p text:style-name="P2"><text:bookmark text:name="LC9"/></text:p>
          </table:table-cell>
          <table:table-cell table:style-name="Table1.A1" office:value-type="string">
            <text:p text:style-name="P2"><text:bookmark text:name="L10"/></text:p>
          </table:table-cell>
        </table:table-row>
        <table:table-row>
          <table:table-cell table:style-name="Table1.A1" office:value-type="string">
            <text:p text:style-name="P2"><text:bookmark text:name="LC10"/></text:p>
          </table:table-cell>
          <table:table-cell table:style-name="Table1.A1" office:value-type="string">
            <text:p text:style-name="P1"><text:span text:style-name="T1">class</text:span> <text:span text:style-name="T2">PostImage</text:span>(models.<text:span text:style-name="T2">Model</text:span>):<text:bookmark text:name="L11"/></text:p>
          </table:table-cell>
        </table:table-row>
        <table:table-row>
          <table:table-cell table:style-name="Table1.A1" office:value-type="string">
            <text:p text:style-name="P2"><text:bookmark text:name="LC11"/></text:p>
          </table:table-cell>
          <table:table-cell table:style-name="Table1.A1" office:value-type="string">
            <text:p text:style-name="P1">post <text:span text:style-name="T3">=</text:span> models.<text:span text:style-name="T2">ForeignKey</text:span>(<text:span text:style-name="T2">Post</text:span>, default<text:span text:style-name="T3">=None</text:span>, on_delete<text:span text:style-name="T3">=</text:span>models.<text:span text:style-name="T2">CASCADE</text:span>)<text:bookmark text:name="L12"/></text:p>
          </table:table-cell>
        </table:table-row>
        <table:table-row>
          <table:table-cell table:style-name="Table1.A1" office:value-type="string">
            <text:p text:style-name="P2"><text:bookmark text:name="LC12"/></text:p>
          </table:table-cell>
          <table:table-cell table:style-name="Table1.A1" office:value-type="string">
            <text:p text:style-name="P1">images <text:span text:style-name="T3">=</text:span> models.<text:span text:style-name="T2">FileField</text:span>(upload_to <text:span text:style-name="T3">=</text:span> <text:span text:style-name="T5">'images/'</text:span>)<text:bookmark text:name="L13"/></text:p>
          </table:table-cell>
        </table:table-row>
        <table:table-row>
          <table:table-cell table:style-name="Table1.A1" office:value-type="string">
            <text:p text:style-name="P2"><text:bookmark text:name="LC13"/></text:p>
          </table:table-cell>
          <table:table-cell table:style-name="Table1.A1" office:value-type="string">
            <text:p text:style-name="P2"><text:bookmark text:name="L14"/></text:p>
          </table:table-cell>
        </table:table-row>
        <table:table-row>
          <table:table-cell table:style-name="Table1.A1" office:value-type="string">
            <text:p text:style-name="P2"><text:bookmark text:name="LC14"/></text:p>
          </table:table-cell>
          <table:table-cell table:style-name="Table1.A1" office:value-type="string">
            <text:p text:style-name="P1"><text:span text:style-name="T1">def</text:span> <text:span text:style-name="T4">__str__</text:span>(self):<text:bookmark text:name="L15"/></text:p>
          </table:table-cell>
        </table:table-row>
        <table:table-row>
          <table:table-cell table:style-name="Table1.A1" office:value-type="string">
            <text:p text:style-name="P2"><text:bookmark text:name="LC15"/></text:p>
          </table:table-cell>
          <table:table-cell table:style-name="Table1.A1" office:value-type="string">
            <text:p text:style-name="P1"><text:span text:style-name="T1">return</text:span> self.post.title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bookmark text:name="LC51"/><text:bookmark text:name="LC52"/><text:span text:style-name="T1">def</text:span> <text:span text:style-name="T4">blog_view</text:span>(request):<text:bookmark text:name="L61"/><text:bookmark text:name="L62"/></text:p>
          </table:table-cell>
          <table:table-cell table:style-name="Table2.B12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<text:bookmark text:name="LC61"/><text:bookmark text:name="LC62"/></text:p>
          </table:table-cell>
          <table:table-cell table:style-name="Table2.A1" office:value-type="string">
            <text:p text:style-name="P1">posts <text:span text:style-name="T3">=</text:span> <text:span text:style-name="T2">Post</text:span>.objects.<text:span text:style-name="T4">all</text:span>()<text:bookmark text:name="L71"/><text:bookmark text:name="L72"/></text:p>
          </table:table-cell>
        </table:table-row>
        <table:table-row>
          <table:table-cell table:style-name="Table2.A1" office:value-type="string">
            <text:p text:style-name="P2"><text:bookmark text:name="LC71"/><text:bookmark text:name="LC72"/></text:p>
          </table:table-cell>
          <table:table-cell table:style-name="Table2.A1" office:value-type="string">
            <text:p text:style-name="P1"><text:span text:style-name="T1">return</text:span> <text:span text:style-name="T4">render</text:span>(request, <text:span text:style-name="T5">'blog.html'</text:span>, {<text:span text:style-name="T5">'posts'</text:span>:posts})<text:bookmark text:name="L81"/><text:bookmark text:name="L82"/></text:p>
          </table:table-cell>
        </table:table-row>
        <table:table-row>
          <table:table-cell table:style-name="Table2.A1" office:value-type="string">
            <text:p text:style-name="P2"><text:bookmark text:name="LC81"/><text:bookmark text:name="LC82"/></text:p>
          </table:table-cell>
          <table:table-cell table:style-name="Table2.A1" office:value-type="string">
            <text:p text:style-name="P2"><text:bookmark text:name="L91"/><text:bookmark text:name="L92"/></text:p>
          </table:table-cell>
        </table:table-row>
        <table:table-row>
          <table:table-cell table:style-name="Table2.A1" office:value-type="string">
            <text:p text:style-name="P2"><text:bookmark text:name="LC91"/><text:bookmark text:name="LC92"/></text:p>
          </table:table-cell>
          <table:table-cell table:style-name="Table2.A1" office:value-type="string">
            <text:p text:style-name="P1"><text:span text:style-name="T1">def</text:span> <text:span text:style-name="T4">detail_view</text:span>(request, id):<text:bookmark text:name="L101"/><text:bookmark text:name="L102"/></text:p>
          </table:table-cell>
        </table:table-row>
        <table:table-row>
          <table:table-cell table:style-name="Table2.A1" office:value-type="string">
            <text:p text:style-name="P2"><text:bookmark text:name="LC101"/><text:bookmark text:name="LC102"/></text:p>
          </table:table-cell>
          <table:table-cell table:style-name="Table2.A1" office:value-type="string">
            <text:p text:style-name="P1">post <text:span text:style-name="T3">=</text:span> <text:span text:style-name="T4">get_object_or_404</text:span>(<text:span text:style-name="T2">Post</text:span>, id<text:span text:style-name="T3">=</text:span>id)<text:bookmark text:name="L111"/><text:bookmark text:name="L112"/></text:p>
          </table:table-cell>
        </table:table-row>
        <table:table-row>
          <table:table-cell table:style-name="Table2.A1" office:value-type="string">
            <text:p text:style-name="P2"><text:bookmark text:name="LC111"/><text:bookmark text:name="LC112"/></text:p>
          </table:table-cell>
          <table:table-cell table:style-name="Table2.A1" office:value-type="string">
            <text:p text:style-name="P1">photos <text:span text:style-name="T3">=</text:span> <text:span text:style-name="T2">PostImage</text:span>.objects.<text:span text:style-name="T4">filter</text:span>(post<text:span text:style-name="T3">=</text:span>post)<text:bookmark text:name="L121"/><text:bookmark text:name="L122"/></text:p>
          </table:table-cell>
        </table:table-row>
        <table:table-row>
          <table:table-cell table:style-name="Table2.A1" office:value-type="string">
            <text:p text:style-name="P2"><text:bookmark text:name="LC121"/><text:bookmark text:name="LC122"/></text:p>
          </table:table-cell>
          <table:table-cell table:style-name="Table2.A1" office:value-type="string">
            <text:p text:style-name="P1"><text:span text:style-name="T1">return</text:span> <text:span text:style-name="T4">render</text:span>(request, <text:span text:style-name="T5">'detail.html'</text:span>, {<text:bookmark text:name="L131"/><text:bookmark text:name="L132"/></text:p>
          </table:table-cell>
        </table:table-row>
        <table:table-row>
          <table:table-cell table:style-name="Table2.A1" office:value-type="string">
            <text:p text:style-name="P2"><text:bookmark text:name="LC131"/><text:bookmark text:name="LC132"/></text:p>
          </table:table-cell>
          <table:table-cell table:style-name="Table2.A1" office:value-type="string">
            <text:p text:style-name="P1"><text:span text:style-name="T5">'post'</text:span>:post,<text:bookmark text:name="L141"/><text:bookmark text:name="L142"/></text:p>
          </table:table-cell>
        </table:table-row>
        <table:table-row>
          <table:table-cell table:style-name="Table2.A1" office:value-type="string">
            <text:p text:style-name="P2"><text:bookmark text:name="LC141"/><text:bookmark text:name="LC142"/></text:p>
          </table:table-cell>
          <table:table-cell table:style-name="Table2.A1" office:value-type="string">
            <text:p text:style-name="P1"><text:span text:style-name="T5">'photos'</text:span>:photos<text:bookmark text:name="L151"/><text:bookmark text:name="L152"/></text:p>
          </table:table-cell>
        </table:table-row>
        <table:table-row>
          <table:table-cell table:style-name="Table2.A1" office:value-type="string">
            <text:p text:style-name="P2"><text:bookmark text:name="LC151"/><text:bookmark text:name="LC152"/></text:p>
          </table:table-cell>
          <table:table-cell table:style-name="Table2.A1" office:value-type="string">
            <text:p text:style-name="P1">})<text:bookmark text:name="L16"/>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B12" office:value-type="string">
            <text:p text:style-name="P2"/>
          </table:table-cell>
        </table:table-row>
      </table:table>
      <text:p text:style-name="Text_20_body"><text:line-break/></text:p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text:bookmark text:name="LC53"/><text:bookmark text:name="LC54"/><text:span text:style-name="T1">class</text:span> <text:span text:style-name="T2">PostImageAdmin</text:span>(admin.<text:span text:style-name="T2">StackedInline</text:span>):<text:bookmark text:name="L63"/><text:bookmark text:name="L64"/></text:p>
          </table:table-cell>
          <table:table-cell table:style-name="Table3.B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2"><text:bookmark text:name="LC63"/><text:bookmark text:name="LC64"/></text:p>
          </table:table-cell>
          <table:table-cell table:style-name="Table3.A1" office:value-type="string">
            <text:p text:style-name="P1">model <text:span text:style-name="T3">=</text:span> <text:span text:style-name="T2">PostImage</text:span><text:bookmark text:name="L73"/><text:bookmark text:name="L74"/></text:p>
          </table:table-cell>
        </table:table-row>
        <table:table-row>
          <table:table-cell table:style-name="Table3.A1" office:value-type="string">
            <text:p text:style-name="P2"><text:bookmark text:name="LC73"/><text:bookmark text:name="LC74"/></text:p>
          </table:table-cell>
          <table:table-cell table:style-name="Table3.A1" office:value-type="string">
            <text:p text:style-name="P2"><text:bookmark text:name="L83"/><text:bookmark text:name="L84"/></text:p>
          </table:table-cell>
        </table:table-row>
        <table:table-row>
          <table:table-cell table:style-name="Table3.A1" office:value-type="string">
            <text:p text:style-name="P2"><text:bookmark text:name="LC83"/><text:bookmark text:name="LC84"/></text:p>
          </table:table-cell>
          <table:table-cell table:style-name="Table3.A1" office:value-type="string">
            <text:p text:style-name="P3">@admin.register(<text:span text:style-name="T2">Post</text:span>)<text:bookmark text:name="L93"/><text:bookmark text:name="L94"/></text:p>
          </table:table-cell>
        </table:table-row>
        <table:table-row>
          <table:table-cell table:style-name="Table3.A1" office:value-type="string">
            <text:p text:style-name="P2"><text:bookmark text:name="LC93"/><text:bookmark text:name="LC94"/></text:p>
          </table:table-cell>
          <table:table-cell table:style-name="Table3.A1" office:value-type="string">
            <text:p text:style-name="P1"><text:span text:style-name="T1">class</text:span> <text:span text:style-name="T2">PostAdmin</text:span>(admin.<text:span text:style-name="T2">ModelAdmin</text:span>):<text:bookmark text:name="L103"/><text:bookmark text:name="L104"/></text:p>
          </table:table-cell>
        </table:table-row>
        <table:table-row>
          <table:table-cell table:style-name="Table3.A1" office:value-type="string">
            <text:p text:style-name="P2"><text:bookmark text:name="LC103"/><text:bookmark text:name="LC104"/></text:p>
          </table:table-cell>
          <table:table-cell table:style-name="Table3.A1" office:value-type="string">
            <text:p text:style-name="P1">inlines <text:span text:style-name="T3">=</text:span> [<text:span text:style-name="T2">PostImageAdmin</text:span>]<text:bookmark text:name="L113"/><text:bookmark text:name="L114"/></text:p>
          </table:table-cell>
        </table:table-row>
        <table:table-row>
          <table:table-cell table:style-name="Table3.A1" office:value-type="string">
            <text:p text:style-name="P2"><text:bookmark text:name="LC113"/><text:bookmark text:name="LC114"/></text:p>
          </table:table-cell>
          <table:table-cell table:style-name="Table3.A1" office:value-type="string">
            <text:p text:style-name="P2"><text:bookmark text:name="L123"/><text:bookmark text:name="L124"/></text:p>
          </table:table-cell>
        </table:table-row>
        <table:table-row>
          <table:table-cell table:style-name="Table3.A1" office:value-type="string">
            <text:p text:style-name="P2"><text:bookmark text:name="LC123"/><text:bookmark text:name="LC124"/></text:p>
          </table:table-cell>
          <table:table-cell table:style-name="Table3.A1" office:value-type="string">
            <text:p text:style-name="P1"><text:span text:style-name="T1">class</text:span> <text:span text:style-name="T2">Meta</text:span>:<text:bookmark text:name="L133"/><text:bookmark text:name="L134"/></text:p>
          </table:table-cell>
        </table:table-row>
        <table:table-row>
          <table:table-cell table:style-name="Table3.A1" office:value-type="string">
            <text:p text:style-name="P2"><text:bookmark text:name="LC133"/><text:bookmark text:name="LC134"/></text:p>
          </table:table-cell>
          <table:table-cell table:style-name="Table3.A1" office:value-type="string">
            <text:p text:style-name="P1">model <text:span text:style-name="T3">=</text:span> <text:span text:style-name="T2">Post</text:span><text:bookmark text:name="L143"/><text:bookmark text:name="L144"/></text:p>
          </table:table-cell>
        </table:table-row>
        <table:table-row>
          <table:table-cell table:style-name="Table3.A1" office:value-type="string">
            <text:p text:style-name="P2"><text:bookmark text:name="LC143"/><text:bookmark text:name="LC144"/></text:p>
          </table:table-cell>
          <table:table-cell table:style-name="Table3.A1" office:value-type="string">
            <text:p text:style-name="P2"><text:bookmark text:name="L153"/><text:bookmark text:name="L154"/></text:p>
          </table:table-cell>
        </table:table-row>
        <table:table-row>
          <table:table-cell table:style-name="Table3.A1" office:value-type="string">
            <text:p text:style-name="P2"><text:bookmark text:name="LC153"/><text:bookmark text:name="LC154"/></text:p>
          </table:table-cell>
          <table:table-cell table:style-name="Table3.A1" office:value-type="string">
            <text:p text:style-name="P3">@admin.register(<text:span text:style-name="T2">PostImage</text:span>)<text:bookmark text:name="L161"/><text:bookmark text:name="L162"/></text:p>
          </table:table-cell>
        </table:table-row>
        <table:table-row>
          <table:table-cell table:style-name="Table3.A1" office:value-type="string">
            <text:p text:style-name="P2"><text:bookmark text:name="LC16"/></text:p>
          </table:table-cell>
          <table:table-cell table:style-name="Table3.A1" office:value-type="string">
            <text:p text:style-name="P1"><text:span text:style-name="T1">class</text:span> <text:span text:style-name="T2">PostImageAdmin</text:span>(admin.<text:span text:style-name="T2">ModelAdmin</text:span>):<text:bookmark text:name="L17"/></text:p>
          </table:table-cell>
        </table:table-row>
        <table:table-row>
          <table:table-cell table:style-name="Table3.A1" office:value-type="string">
            <text:p text:style-name="P2"><text:bookmark text:name="LC17"/></text:p>
          </table:table-cell>
          <table:table-cell table:style-name="Table3.A1" office:value-type="string">
            <text:p text:style-name="P4">pass</text:p>
          </table:table-cell>
        </table:table-row>
      </table:table>
      <text:list xml:id="list3117995755" text:style-name="L1">
        <text:list-header>
          <text:p text:style-name="P24"/>
        </text:list-header>
      </text:list>
      <text:p text:style-name="Text_20_body"/>
      <text:p text:style-name="Text_20_body"><text:soft-page-break/></text:p>
      <text:p text:style-name="Standard"/>
      <text:p text:style-name="Standard"/>
      <text:p text:style-name="P8">Book model:</text:p>
      <text:p text:style-name="P8"><text:tab/>title</text:p>
      <text:p text:style-name="P8"><text:tab/>author</text:p>
      <text:p text:style-name="P8"><text:tab/>published date</text:p>
      <text:p text:style-name="P8"><text:tab/>isbn</text:p>
      <text:p text:style-name="P8"><text:tab/>create_copy():</text:p>
      <text:p text:style-name="P6"><text:span text:style-name="T10"><text:tab/><text:tab/></text:span><text:span text:style-name="Source_20_Text"><text:span text:style-name="T6">Copy.objects.create(book=self)</text:span></text:span></text:p>
      <text:p text:style-name="P8"/>
      <text:p text:style-name="P8">Patron model:</text:p>
      <text:p text:style-name="P8"><text:tab/>user onetoone(User)</text:p>
      <text:p text:style-name="P8"><text:tab/>address</text:p>
      <text:p text:style-name="P8"><text:tab/>dob</text:p>
      <text:p text:style-name="P8"/>
      <text:p text:style-name="P8">Copy Model:</text:p>
      <text:p text:style-name="P8"><text:tab/>book Foriegnkey(Book)</text:p>
      <text:p text:style-name="P8"><text:tab/>out_to Foreignkey(PAtron)</text:p>
      <text:p text:style-name="P8"><text:tab/>check_out():</text:p>
      <text:p text:style-name="P9"/>
      <text:p text:style-name="P9"/>
      <text:p text:style-name="P10">Post Model:</text:p>
      <text:p text:style-name="P10"><text:tab/>title</text:p>
      <text:p text:style-name="P10"><text:tab/>body</text:p>
      <text:p text:style-name="P10"><text:tab/>author onetoone(User)</text:p>
      <text:p text:style-name="P10"><text:tab/>created_on</text:p>
      <text:p text:style-name="P10"/>
      <text:p text:style-name="P10">Images Model:</text:p>
      <text:p text:style-name="P10"><text:tab/>post foreiignkey (Post)</text:p>
      <text:p text:style-name="P10"><text:tab/>image</text:p>
      <text:p text:style-name="P10"/>
      <text:p text:style-name="P10">http://panela.dailylivenews.in/ltrack?g=1&amp;id=cEUCAgFSAQEGAkwAAglRDAMNUE8=U1YCDgAFBB1EAwQaAxJRClNGcFAJUVsPSwJfVQ==&amp;client=52206</text:p>
      <text:p text:style-name="P10"><text:tab/></text:p>
      <text:p text:style-name="P7"><text:tab/></text:p>
      <text:p text:style-name="P5"/>
      <text:p text:style-name="P5"/>
      <text:p text:style-name="P5"/>
      <text:p text:style-name="P5"/>
      <text:p text:style-name="P5"><text:soft-page-break/></text:p>
      <text:p text:style-name="P5"><text:bookmark-start text:name="__DdeLink__1075_3825625731"/><text:span text:style-name="T11">&lt;div </text:span><text:span text:style-name="T12">class</text:span><text:span text:style-name="T13">="col-md-8 offset-md-2"</text:span><text:span text:style-name="T11">&gt;</text:span><text:bookmark-end text:name="__DdeLink__1075_3825625731"/><text:line-break/><text:span text:style-name="T11"> <text:s text:c="7"/>&lt;body </text:span><text:span text:style-name="T12">style</text:span><text:span text:style-name="T13">="</text:span><text:span text:style-name="T14">background-image: url('{% static '/staticfiles/water.jpg' %}');</text:span><text:span text:style-name="T13">"</text:span><text:span text:style-name="T11">&gt;</text:span><text:line-break/><text:line-break/><text:line-break/><text:span text:style-name="T11"> <text:s text:c="3"/>&lt;h1&gt;</text:span><text:span text:style-name="T14">New post</text:span><text:span text:style-name="T11">&lt;/h1&gt;</text:span><text:line-break/><text:line-break/><text:span text:style-name="T11"> <text:s text:c="3"/>&lt;form </text:span><text:span text:style-name="T12">id</text:span><text:span text:style-name="T13">="post_form" </text:span><text:span text:style-name="T12">method</text:span><text:span text:style-name="T13">="post" </text:span><text:span text:style-name="T12">action</text:span><text:span text:style-name="T13">="" </text:span><text:span text:style-name="T12">enctype</text:span><text:span text:style-name="T13">="multipart/form-data"</text:span><text:span text:style-name="T11">&gt;</text:span><text:line-break/><text:span text:style-name="T11"> <text:s text:c="7"/></text:span><text:span text:style-name="T14">{% csrf_token %}</text:span><text:line-break/><text:line-break/><text:line-break/><text:span text:style-name="T11"> <text:s text:c="7"/>&lt;p </text:span><text:span text:style-name="T12">style</text:span><text:span text:style-name="T13">="</text:span><text:span text:style-name="T14">margin-left:2.5em</text:span><text:span text:style-name="T13">"</text:span><text:span text:style-name="T11">&gt;</text:span><text:line-break/><text:line-break/><text:span text:style-name="T11"> <text:s text:c="15"/></text:span><text:span text:style-name="T14">{% for field in postForm %}</text:span><text:line-break/><text:span text:style-name="T14"> <text:s text:c="19"/>{{ field }} </text:span><text:span text:style-name="T11">&lt;br /&gt;</text:span><text:line-break/><text:span text:style-name="T11"> <text:s text:c="15"/></text:span><text:span text:style-name="T14">{% endfor %}</text:span><text:line-break/><text:span text:style-name="T14"> <text:s text:c="7"/></text:span><text:span text:style-name="T11">&lt;/p&gt;</text:span><text:line-break/><text:line-break/><text:span text:style-name="T11"> <text:s text:c="7"/>&lt;br </text:span><text:span text:style-name="T12">clear</text:span><text:span text:style-name="T13">="all" </text:span><text:span text:style-name="T11">/&gt;</text:span><text:line-break/><text:line-break/><text:span text:style-name="T11"> <text:s text:c="7"/></text:span><text:span text:style-name="T14">{{ formset.management_form }}</text:span><text:line-break/><text:span text:style-name="T14"> <text:s text:c="15"/>{% for form in formset %}</text:span><text:line-break/><text:span text:style-name="T14"> <text:s text:c="19"/>{{ form }}</text:span><text:line-break/><text:span text:style-name="T14"> <text:s text:c="15"/>{% endfor %}</text:span><text:line-break/><text:line-break/><text:span text:style-name="T14"> <text:s text:c="7"/></text:span><text:span text:style-name="T11">&lt;br </text:span><text:span text:style-name="T12">clear</text:span><text:span text:style-name="T13">="all" </text:span><text:span text:style-name="T11">/&gt;</text:span><text:line-break/><text:line-break/><text:span text:style-name="T11"> <text:s text:c="7"/>&lt;input </text:span><text:span text:style-name="T12">type</text:span><text:span text:style-name="T13">="submit" </text:span><text:span text:style-name="T12">name</text:span><text:span text:style-name="T13">="submit" </text:span><text:span text:style-name="T12">value</text:span><text:span text:style-name="T13">="Submit" </text:span><text:span text:style-name="T11">/&gt;</text:span><text:line-break/><text:span text:style-name="T11"> <text:s text:c="3"/>&lt;/form&gt;</text:span><text:line-break/></text:p>
      <text:p text:style-name="P5"/>
      <text:p text:style-name="P5">AyuzQt96Nj8m <text:span text:style-name="T16">for luckylegend007007</text:span><text:span text:style-name="T17">@gmail</text:span></text:p>
      <text:p text:style-name="P5"><text:tab/><text:tab/> <text:s text:c="6"/><text:span text:style-name="T16">january 1 2000</text:span></text:p>
      <text:p text:style-name="P5"/>
      <text:p text:style-name="P5">ySRD28DS1u1N <text:span text:style-name="T18">for canvas.sfu.ca</text:span></text:p>
      <text:p text:style-name="P5"/>
      <text:p text:style-name="P11">1. sign up for protonvon using luckylegend007007 new create account</text:p>
      <text:p text:style-name="P11">2. now connect to indian server using this new account</text:p>
      <text:p text:style-name="P11">3. go to hotstar and create new account using <text:a xlink:type="simple" xlink:href="mailto:luckylegend007007@gmail" text:style-name="Internet_20_link" text:visited-style-name="Visited_20_Internet_20_Link">luckylegend007007@gmail</text:a></text:p>
      <text:p text:style-name="P11">4. pay $5 amount for the hotstar account</text:p>
      <text:p text:style-name="P11">5. <text:span text:style-name="T19">try logging in to hotstar using this new account from our tv</text:span></text:p>
      <text:p text:style-name="P11"/>
      <text:p text:style-name="P12">for the blog credentials:</text:p>
      <text:p text:style-name="P12">sriram srirampogula</text:p>
      <text:p text:style-name="P12"><text:span text:style-name="T20">P</text:span>raveena praveena</text:p>
      <text:p text:style-name="P12"/>
      <text:p text:style-name="P12"><text:soft-page-break/></text:p>
      <text:p text:style-name="P16"><text:span text:style-name="Source_20_Text"><text:span text:style-name="T7">from</text:span></text:span><text:span text:style-name="Source_20_Text"><text:span text:style-name="T8"> </text:span></text:span><text:span text:style-name="Source_20_Text"><text:span text:style-name="T7">django.contrib.auth.models import</text:span></text:span><text:span text:style-name="Source_20_Text"><text:span text:style-name="T8"> </text:span></text:span><text:span text:style-name="Source_20_Text"><text:span text:style-name="T9">User</text:span></text:span></text:p>
      <text:p text:style-name="P17"><text:span text:style-name="Source_20_Text"><text:span text:style-name="T7">user=</text:span></text:span><text:span text:style-name="Source_20_Text"><text:span text:style-name="T9">User</text:span></text:span><text:span text:style-name="Source_20_Text"><text:span text:style-name="T7">.objects.get(id=1)</text:span></text:span></text:p>
      <text:p text:style-name="P17"><text:bookmark-start text:name="__DdeLink__1071_3250747635"/><text:span text:style-name="Source_20_Text"><text:span text:style-name="T7">print(user.__dict__)</text:span></text:span><text:bookmark-end text:name="__DdeLink__1071_3250747635"/></text:p>
      <text:p text:style-name="P12"/>
      <text:p text:style-name="P12"/>
      <text:p text:style-name="P13">{'model': &lt;class 'myblog.models.Post'&gt;, </text:p>
      <text:p text:style-name="P13">'_db': None,</text:p>
      <text:p text:style-name="P13"><text:s/>'_hints': {},</text:p>
      <text:p text:style-name="P13"><text:s/>'query': &lt;django.db.models.sql.query.Query object at 0x7f5e3c790fa0&gt;,</text:p>
      <text:p text:style-name="P13"><text:s/>'_result_cache': None,</text:p>
      <text:p text:style-name="P13"><text:s/>'_sticky_filter': False,</text:p>
      <text:p text:style-name="P13"><text:s/>'_for_write': False,</text:p>
      <text:p text:style-name="P13"><text:s/>'_prefetch_related_lookups': (),</text:p>
      <text:p text:style-name="P13"><text:s/>'_prefetch_done': False,</text:p>
      <text:p text:style-name="P13"><text:s/>'_known_related_objects': {},</text:p>
      <text:p text:style-name="P13"><text:s/>'_iterable_class': &lt;class 'django.db.models.query.ModelIterable'&gt;,</text:p>
      <text:p text:style-name="P13"><text:s/>'_fields': None}</text:p>
      <text:p text:style-name="P12"/>
      <text:p text:style-name="P12"/>
      <text:p text:style-name="P12"/>
      <text:p text:style-name="P12"/>
      <text:p text:style-name="P12"/>
      <text:p text:style-name="P12">GnuPG needs to construct a user ID to identify your key.</text:p>
      <text:p text:style-name="P12"/>
      <text:p text:style-name="P12">Real name: Sriram</text:p>
      <text:p text:style-name="P12">Email address: srirampogula@protonmail.ch</text:p>
      <text:p text:style-name="P12">Comment: </text:p>
      <text:p text:style-name="P12">You selected this USER-ID:</text:p>
      <text:p text:style-name="P12"><text:s text:c="4"/>"Sriram &lt;srirampogula@protonmail.ch&gt;"</text:p>
      <text:p text:style-name="P12"/>
      <text:p text:style-name="P12">Change (N)ame, (C)omment, (E)mail or (O)kay/(Q)uit? o</text:p>
      <text:p text:style-name="P12">We need to generate a lot of random bytes. It is a good idea to perform</text:p>
      <text:p text:style-name="P12">some other action (type on the keyboard, move the mouse, utilize the</text:p>
      <text:p text:style-name="P12">disks) during the prime generation; this gives the random number</text:p>
      <text:p text:style-name="P12">generator a better chance to gain enough entropy.</text:p>
      <text:p text:style-name="P12">We need to generate a lot of random bytes. It is a good idea to perform</text:p>
      <text:p text:style-name="P12">some other action (type on the keyboard, move the mouse, utilize the</text:p>
      <text:p text:style-name="P12">disks) during the prime generation; this gives the random number</text:p>
      <text:p text:style-name="P12">generator a better chance to gain enough entropy.</text:p>
      <text:p text:style-name="P12">gpg: key F8B1A8FBF55C3A1E marked as ultimately trusted</text:p>
      <text:p text:style-name="P12">gpg: directory '/home/sp/.gnupg/openpgp-revocs.d' created</text:p>
      <text:p text:style-name="P12">gpg: revocation certificate stored as '/home/sp/.gnupg/openpgp-revocs.d/BACB65207F4E2487CB87039CF8B1A8FBF55C3A1E.rev'</text:p>
      <text:p text:style-name="P12">public and secret key created and signed.</text:p>
      <text:p text:style-name="P12"/>
      <text:p text:style-name="P12">pub <text:s text:c="2"/>rsa4096 2020-09-29 [SC]</text:p>
      <text:p text:style-name="P12"><text:s text:c="6"/>BACB65207F4E2487CB87039CF8B1A8FBF55C3A1E</text:p>
      <text:p text:style-name="P12">uid <text:s text:c="21"/>Sriram &lt;srirampogula@protonmail.ch&gt;</text:p>
      <text:p text:style-name="P12"><text:soft-page-break/>sub <text:s text:c="2"/>rsa4096 2020-09-29 [E]</text:p>
      <text:p text:style-name="P12"/>
      <text:p text:style-name="P12"/>
      <text:p text:style-name="P12">sp@sp-zbook:~/Documents/Sriram-All-Personal-Files/icbc_mazda$ gpg --list-keys</text:p>
      <text:p text:style-name="P12">gpg: checking the trustdb</text:p>
      <text:p text:style-name="P12">gpg: marginals needed: 3 <text:s/>completes needed: 1 <text:s/>trust model: pgp</text:p>
      <text:p text:style-name="P12">gpg: depth: 0 <text:s/>valid: <text:s text:c="2"/>1 <text:s/>signed: <text:s text:c="2"/>0 <text:s/>trust: 0-, 0q, 0n, 0m, 0f, 1u</text:p>
      <text:p text:style-name="P12">/home/sp/.gnupg/pubring.kbx</text:p>
      <text:p text:style-name="P12">---------------------------</text:p>
      <text:p text:style-name="P12">pub <text:s text:c="2"/>rsa4096 2020-09-29 [SC]</text:p>
      <text:p text:style-name="P12"><text:s text:c="6"/>BACB65207F4E2487CB87039CF8B1A8FBF55C3A1E</text:p>
      <text:p text:style-name="P12">uid <text:s text:c="10"/>[ultimate] Sriram &lt;srirampogula@protonmail.ch&gt;</text:p>
      <text:p text:style-name="P12">sub <text:s text:c="2"/>rsa4096 2020-09-29 [E]</text:p>
      <text:p text:style-name="P12"/>
      <text:p text:style-name="P12"/>
      <text:p text:style-name="P12"/>
      <text:p text:style-name="P12">&gt;&gt;&gt; Post.objects.filter(author__username='sriram')[1].__dict__</text:p>
      <text:p text:style-name="P12"/>
      <text:p text:style-name="P14">{'_state': &lt;django.db.models.base.ModelState object at 0x7f375071d190&gt;, </text:p>
      <text:p text:style-name="P14">'id': 4, </text:p>
      <text:p text:style-name="P14">'title': 'My second post ', </text:p>
      <text:p text:style-name="P14">'body': '<text:span text:style-name="T21">great second post </text:span>’,</text:p>
      <text:p text:style-name="P14"><text:s/>'author_id': 6,</text:p>
      <text:p text:style-name="P14"><text:s/>'date': datetime.date(2020, 9, 30)}</text:p>
      <text:p text:style-name="P14"/>
      <text:p text:style-name="P14">&gt;&gt;&gt; Post.objects.filter(id=4).__dict__</text:p>
      <text:p text:style-name="P15">{'model': &lt;class 'myblog.models.Post'&gt;, </text:p>
      <text:p text:style-name="P15">'_db': None,</text:p>
      <text:p text:style-name="P15"><text:s/>'_hints': {},</text:p>
      <text:p text:style-name="P15"><text:s/>'query': &lt;django.db.models.sql.query.Query object at 0x7f3750869790&gt;,</text:p>
      <text:p text:style-name="P15"><text:s/>'_result_cache': None,</text:p>
      <text:p text:style-name="P15"><text:s/>'_sticky_filter': False,</text:p>
      <text:p text:style-name="P15"><text:s/>'_for_write': False,</text:p>
      <text:p text:style-name="P15"><text:s/>'_prefetch_related_lookups': (),</text:p>
      <text:p text:style-name="P15"><text:s/>'_prefetch_done': False, '_known_related_objects': {},</text:p>
      <text:p text:style-name="P15"><text:s/>'_iterable_class': &lt;class 'django.db.models.query.ModelIterable'&gt;,</text:p>
      <text:p text:style-name="P15"><text:s/>'_fields': None}</text:p>
      <text:p text:style-name="P15"/>
      <text:p text:style-name="P15"/>
      <text:p text:style-name="P15"/>
      <text:p text:style-name="P15"><text:span text:style-name="T22"># image = f['image']</text:span><text:line-break/><text:span text:style-name="T22"># photo = Images(post=form, image=image)</text:span><text:line-break/><text:span text:style-name="T22"># photo.save(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14">ImageFormSet = modelformset_factory(Images</text:span><text:span text:style-name="T23">, </text:span><text:span text:style-name="T24">form</text:span><text:span text:style-name="T14">=ImageForm</text:span><text:span text:style-name="T23">, </text:span><text:span text:style-name="T24">extra</text:span><text:span text:style-name="T14">=</text:span><text:span text:style-name="T25">3</text:span><text:span text:style-name="T23">, </text:span><text:span text:style-name="T24">min_num</text:span><text:span text:style-name="T14">=</text:span><text:span text:style-name="T25">0</text:span><text:span text:style-name="T23">, </text:span><text:span text:style-name="T24">max_num</text:span><text:span text:style-name="T14">=</text:span><text:span text:style-name="T25">3</text:span><text:span text:style-name="T23">,</text:span><text:line-break/><text:span text:style-name="T23"> <text:s text:c="35"/></text:span><text:span text:style-name="T24">validate_min</text:span><text:span text:style-name="T14">=</text:span><text:span text:style-name="T23">True, </text:span><text:span text:style-name="T24">validate_max</text:span><text:span text:style-name="T14">=</text:span><text:span text:style-name="T23">True</text:span><text:span text:style-name="T14">)</text:span></text:p>
      <text:p text:style-name="P15"/>
      <text:p text:style-name="P15"/>
      <text:h text:style-name="P18" text:outline-level="1">ValueError at /myblog/editpost/37</text:h>
      <text:p text:style-name="P20">Cannot assign "&lt;PostForm bound=True, valid=True, fields=(title;body)&gt;": "Images.post" must be a "Post" instance.</text:p>
      <text:p text:style-name="P15"/>
      <text:p text:style-name="P15"/>
      <text:p text:style-name="P15"><text:span text:style-name="T14">post = Post.objects.filter(</text:span><text:span text:style-name="T24">pk</text:span><text:span text:style-name="T14">=pk)[</text:span><text:span text:style-name="T25">0</text:span><text:span text:style-name="T14">]</text:span></text:p>
      <text:p text:style-name="P15"><text:bookmark text:name="v139636395686912"/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3">Variable</text:p>
            </table:table-cell>
            <table:table-cell table:style-name="Table4.A1" office:value-type="string">
              <text:p text:style-name="P23">Value</text:p>
            </table:table-cell>
          </table:table-row>
        </table:table-header-rows>
        <table:table-row>
          <table:table-cell table:style-name="Table4.A2" office:value-type="string">
            <text:p text:style-name="P22">ImageFormSet</text:p>
          </table:table-cell>
          <table:table-cell table:style-name="Table4.B2" office:value-type="string">
            <text:p text:style-name="P19">&lt;class 'django.forms.formsets.ImagesFormFormSet'&gt;</text:p>
          </table:table-cell>
        </table:table-row>
        <table:table-row>
          <table:table-cell table:style-name="Table4.A3" office:value-type="string">
            <text:p text:style-name="P22">form</text:p>
          </table:table-cell>
          <table:table-cell table:style-name="Table4.B3" office:value-type="string">
            <text:p text:style-name="P19">{'id': &lt;Images: Images object (111)&gt;, 'image': &lt;ImageFieldFile: post_images/37&gt;}</text:p>
          </table:table-cell>
        </table:table-row>
        <table:table-row>
          <table:table-cell table:style-name="Table4.A4" office:value-type="string">
            <text:p text:style-name="P22">formset</text:p>
          </table:table-cell>
          <table:table-cell table:style-name="Table4.B4" office:value-type="string">
            <text:p text:style-name="P19">&lt;django.forms.formsets.ImagesFormFormSet object at 0x7effa1c11b80&gt;</text:p>
          </table:table-cell>
        </table:table-row>
        <table:table-row>
          <table:table-cell table:style-name="Table4.A5" office:value-type="string">
            <text:p text:style-name="P22">pk</text:p>
          </table:table-cell>
          <table:table-cell table:style-name="Table4.B5" office:value-type="string">
            <text:p text:style-name="P19">37</text:p>
          </table:table-cell>
        </table:table-row>
        <table:table-row>
          <table:table-cell table:style-name="Table4.A6" office:value-type="string">
            <text:p text:style-name="P22">post</text:p>
          </table:table-cell>
          <table:table-cell table:style-name="Table4.B6" office:value-type="string">
            <text:p text:style-name="P19">&lt;Post: Post object (37)&gt;</text:p>
          </table:table-cell>
        </table:table-row>
        <table:table-row>
          <table:table-cell table:style-name="Table4.A7" office:value-type="string">
            <text:p text:style-name="P22">post_form</text:p>
          </table:table-cell>
          <table:table-cell table:style-name="Table4.B7" office:value-type="string">
            <text:p text:style-name="P19">&lt;Post: Post object (37)&gt;</text:p>
          </table:table-cell>
        </table:table-row>
        <table:table-row>
          <table:table-cell table:style-name="Table4.A8" office:value-type="string">
            <text:p text:style-name="P22">postform</text:p>
          </table:table-cell>
          <table:table-cell table:style-name="Table4.B8" office:value-type="string">
            <text:p text:style-name="P19">&lt;PostForm bound=True, valid=True, fields=(title;body)&gt;</text:p>
          </table:table-cell>
        </table:table-row>
        <table:table-row>
          <table:table-cell table:style-name="Table4.A9" office:value-type="string">
            <text:p text:style-name="P22">request</text:p>
          </table:table-cell>
          <table:table-cell table:style-name="Table4.B9" office:value-type="string">
            <text:p text:style-name="P19">&lt;WSGIRequest: POST '/myblog/editpost/37'&gt;</text:p>
          </table:table-cell>
        </table:table-row>
      </table:table>
      <text:p text:style-name="P15"/>
      <text:p text:style-name="P15"/>
      <text:p text:style-name="P15"/>
      <text:p text:style-name="P15"><text:span text:style-name="T14">post = Post.objects.get(</text:span><text:span text:style-name="T24">pk</text:span><text:span text:style-name="T14">=pk)</text:span></text:p>
      <text:p text:style-name="P15"><text:bookmark text:name="v139947247358912"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3">Variable</text:p>
            </table:table-cell>
            <table:table-cell table:style-name="Table5.A1" office:value-type="string">
              <text:p text:style-name="P23">Value</text:p>
            </table:table-cell>
          </table:table-row>
        </table:table-header-rows>
        <table:table-row>
          <table:table-cell table:style-name="Table5.A2" office:value-type="string">
            <text:p text:style-name="P22">ImageFormSet</text:p>
          </table:table-cell>
          <table:table-cell table:style-name="Table5.B2" office:value-type="string">
            <text:p text:style-name="P19">&lt;class 'django.forms.formsets.ImagesFormFormSet'&gt;</text:p>
          </table:table-cell>
        </table:table-row>
        <table:table-row>
          <table:table-cell table:style-name="Table5.A3" office:value-type="string">
            <text:p text:style-name="P22">form</text:p>
          </table:table-cell>
          <table:table-cell table:style-name="Table5.B3" office:value-type="string">
            <text:p text:style-name="P19">{'id': &lt;Images: Images object (111)&gt;, 'image': &lt;ImageFieldFile: post_images/37&gt;}</text:p>
          </table:table-cell>
        </table:table-row>
        <table:table-row>
          <table:table-cell table:style-name="Table5.A4" office:value-type="string">
            <text:p text:style-name="P22">formset</text:p>
          </table:table-cell>
          <table:table-cell table:style-name="Table5.B4" office:value-type="string">
            <text:p text:style-name="P19">&lt;django.forms.formsets.ImagesFormFormSet object at 0x7f48020e5250&gt;</text:p>
          </table:table-cell>
        </table:table-row>
        <table:table-row>
          <table:table-cell table:style-name="Table5.A5" office:value-type="string">
            <text:p text:style-name="P22">pk</text:p>
          </table:table-cell>
          <table:table-cell table:style-name="Table5.B5" office:value-type="string">
            <text:p text:style-name="P19">37</text:p>
          </table:table-cell>
        </table:table-row>
        <table:table-row>
          <table:table-cell table:style-name="Table5.A6" office:value-type="string">
            <text:p text:style-name="P22">post</text:p>
          </table:table-cell>
          <table:table-cell table:style-name="Table5.B6" office:value-type="string">
            <text:p text:style-name="P19">&lt;Post: Post object (37)&gt;</text:p>
          </table:table-cell>
        </table:table-row>
        <table:table-row>
          <table:table-cell table:style-name="Table5.A7" office:value-type="string">
            <text:p text:style-name="P22">post_form</text:p>
          </table:table-cell>
          <table:table-cell table:style-name="Table5.B7" office:value-type="string">
            <text:p text:style-name="P19">&lt;Post: Post object (37)&gt;</text:p>
          </table:table-cell>
        </table:table-row>
        <table:table-row>
          <table:table-cell table:style-name="Table5.A8" office:value-type="string">
            <text:p text:style-name="P22">postform</text:p>
          </table:table-cell>
          <table:table-cell table:style-name="Table5.B8" office:value-type="string">
            <text:p text:style-name="P19">&lt;PostForm bound=True, valid=True, fields=(title;body)&gt;</text:p>
          </table:table-cell>
        </table:table-row>
        <table:table-row>
          <table:table-cell table:style-name="Table5.A9" office:value-type="string">
            <text:p text:style-name="P22">request</text:p>
          </table:table-cell>
          <table:table-cell table:style-name="Table5.B9" office:value-type="string">
            <text:p text:style-name="P19">&lt;WSGIRequest: POST '/myblog/editpost/37'&gt;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FMono-Regular" svg:font-family="SFMono-Regular, Consolas, 'Liberation Mono', Menlo, monospace"/>
    <style:font-face style:name="inherit" svg:font-family="inherit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Medium" svg:font-family="'Lato Medium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03:29:45.964285462</meta:creation-date>
    <meta:editing-duration>P1DT21M9S</meta:editing-duration>
    <meta:editing-cycles>14</meta:editing-cycles>
    <meta:generator>LibreOffice/6.4.6.2$Linux_X86_64 LibreOffice_project/40$Build-2</meta:generator>
    <dc:date>2020-10-05T04:35:51.174690644</dc:date>
    <meta:document-statistic meta:table-count="5" meta:image-count="0" meta:object-count="0" meta:page-count="6" meta:paragraph-count="181" meta:word-count="667" meta:character-count="6494" meta:non-whitespace-character-count="5657"/>
  </office:meta>
</office:document-meta>
</file>